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9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1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2" table:style-name="ce3">
            <text:p>12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18" table:style-name="ce4">
            <text:p>18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3" table:style-name="ce5">
            <text:p>3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7">
            <text:p>2</text:p>
          </table:table-cell>
          <table:table-cell table:number-columns-repeated="16364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9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17" table:style-name="ce2">
            <text:p>17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11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7" table:style-name="ce13">
            <text:p>7</text:p>
          </table:table-cell>
          <table:table-cell office:value-type="float" office:value="19" table:style-name="ce2">
            <text:p>19</text:p>
          </table:table-cell>
          <table:table-cell office:value-type="float" office:value="11" table:style-name="ce10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7">
            <text:p>10</text:p>
          </table:table-cell>
          <table:table-cell table:number-columns-repeated="16364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10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10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10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10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10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10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3">
            <text:p>14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64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10" table:style-name="ce16">
            <text:p>10</text:p>
          </table:table-cell>
          <table:table-cell office:value-type="float" office:value="14" table:style-name="ce16">
            <text:p>14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15" table:style-name="ce16">
            <text:p>15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19" table:style-name="ce16">
            <text:p>19</text:p>
          </table:table-cell>
          <table:table-cell office:value-type="float" office:value="17" table:style-name="ce16">
            <text:p>17</text:p>
          </table:table-cell>
          <table:table-cell office:value-type="float" office:value="19" table:style-name="ce17">
            <text:p>19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8">
            <text:p>11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2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3-07-31T03:49:04Z</dc:date>
  </office:meta>
</office:document-meta>
</file>